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text-properties style:font-name="Menlo" fo:font-size="15.0pt" fo:color="#14171e"/>
    </style:style>
    <style:style style:name="P2" style:family="paragraph" style:parent-style-name="Standard">
      <style:text-properties style:font-name="Menlo" fo:font-size="15.0pt" fo:color="#1e000f"/>
    </style:style>
    <style:style style:name="P3" style:family="paragraph" style:parent-style-name="Standard">
      <style:text-properties style:font-name="Menlo" fo:font-size="15.0pt" fo:color="#000000" fo:background-color="#ffffff"/>
    </style:style>
    <style:style style:name="T1" style:family="text">
      <style:text-properties fo:letter-spacing="0.0000in"/>
    </style:style>
    <style:style style:name="T2" style:family="text">
      <style:text-properties fo:letter-spacing="0.0000in" fo:color="#232323"/>
    </style:style>
    <style:style style:name="T3" style:family="text">
      <style:text-properties fo:letter-spacing="0.0000in" fo:color="#232323" fo:background-color="transparent"/>
    </style:style>
    <style:style style:name="T4" style:family="text">
      <style:text-properties fo:letter-spacing="0.0000in" fo:color="#1e000f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&lt;!DOCTYPE html&gt;</text:span></text:p>
      <text:p text:style-name="P2"><text:span text:style-name="T2">&lt;</text:span><text:span text:style-name="T1">html</text:span><text:span text:style-name="T2">&gt;</text:span></text:p>
      <text:p text:style-name="P2"><text:span text:style-name="T2">&lt;</text:span><text:span text:style-name="T1">head</text:span><text:span text:style-name="T2">&gt;</text:span></text:p>
      <text:p text:style-name="P3"><text:span text:style-name="T3">&lt;</text:span><text:span text:style-name="T4">title</text:span><text:span text:style-name="T3">&gt;</text:span><text:span text:style-name="T1">Hello World!!!!!!!!!wwwww</text:span><text:span text:style-name="T3">&lt;</text:span><text:span text:style-name="T4">/title</text:span><text:span text:style-name="T3">&gt;</text:span></text:p>
      <text:p text:style-name="P2"><text:span text:style-name="T2">&lt;</text:span><text:span text:style-name="T1">/head</text:span><text:span text:style-name="T2">&gt;</text:span></text:p>
      <text:p text:style-name="P2"><text:span text:style-name="T2">&lt;</text:span><text:span text:style-name="T1">body</text:span><text:span text:style-name="T2">&gt;</text:span></text:p>
      <text:p text:style-name="P3"><text:span text:style-name="T3">&lt;</text:span><text:span text:style-name="T4">h1</text:span><text:span text:style-name="T3">&gt;</text:span><text:span text:style-name="T1">Hello world!</text:span><text:span text:style-name="T3">&lt;</text:span><text:span text:style-name="T4">/h1</text:span><text:span text:style-name="T3">&gt;</text:span></text:p>
      <text:p text:style-name="P3"><text:span text:style-name="T3">&lt;</text:span><text:span text:style-name="T4">p</text:span><text:span text:style-name="T3">&gt;</text:span><text:span text:style-name="T1">This is the first file in my new Git Repo.</text:span><text:span text:style-name="T3">&lt;</text:span><text:span text:style-name="T4">/p</text:span><text:span text:style-name="T3">&gt;</text:span></text:p>
      <text:p text:style-name="P2"><text:span text:style-name="T2">&lt;</text:span><text:span text:style-name="T1">/body</text:span><text:span text:style-name="T2">&gt;</text:span></text:p>
      <text:p text:style-name="P2"><text:span text:style-name="T2"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7</meta:generator>
  </office:meta>
</office:document-meta>
</file>